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e4f" officeooo:paragraph-rsid="001b6e4f"/>
    </style:style>
    <style:style style:name="P2" style:family="paragraph" style:parent-style-name="Standard">
      <style:text-properties fo:font-size="15pt" style:text-underline-style="solid" style:text-underline-width="auto" style:text-underline-color="font-color" fo:font-weight="bold" officeooo:rsid="00216c12" officeooo:paragraph-rsid="00216c12" style:font-size-asian="15pt" style:font-weight-asian="bold" style:font-size-complex="15pt" style:font-weight-complex="bold"/>
    </style:style>
    <style:style style:name="T1" style:family="text">
      <style:text-properties officeooo:rsid="001cd685"/>
    </style:style>
    <style:style style:name="T2" style:family="text">
      <style:text-properties officeooo:rsid="001dbeef"/>
    </style:style>
    <style:style style:name="T3" style:family="text">
      <style:text-properties officeooo:rsid="001f637f"/>
    </style:style>
    <style:style style:name="T4" style:family="text">
      <style:text-properties officeooo:rsid="001fe855"/>
    </style:style>
    <style:style style:name="T5" style:family="text">
      <style:text-properties officeooo:rsid="00216c12"/>
    </style:style>
    <style:style style:name="T6" style:family="text">
      <style:text-properties officeooo:rsid="0024e52c"/>
    </style:style>
    <style:style style:name="T7" style:family="text">
      <style:text-properties officeooo:rsid="0026af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e de Datos de Diario del Cazador (Hollow Knight), CRUD por Alberto Moreno González</text:p>
      <text:p text:style-name="P1"/>
      <text:p text:style-name="P1">Para la asignatura de programación nos han mandado hacer un programa CRUD en el que podemos insertar, editar y borrar datos. He decidido hacerlo sobre el diario del cazador del videojuego Hollow Knight, que consiste en un registro de todos los enemigos del juego. En esta aplicación habrá un sistema de usuarios por el que podrán registrarse en ella. Estos usuarios registrados son los que podrán insertar y editar datos Tienen nombre, apellidos (el segundo puede que no lo tengan), nombre de usuario, correo electrónico, contraseña, fecha de nacimiento y foto de perfil, que podrán tener o no. <text:span text:style-name="T6">Habrá cuatro opciones para elegir foto de perfil, </text:span><text:span text:style-name="T7">por lo que tendremos que registrar cada una. De cada foto guardaremos su nombre.</text:span> <text:span text:style-name="T1">Estos usuarios registrados pueden ser administradores, que tienen permiso para borrar datos. Una vez los usuarios (registrados o no registrados) </text:span><text:span text:style-name="T2">entren a la aplicación, tendrán a su disposición el </text:span><text:span text:style-name="T3">Diario del Cazador. Esta es una base de datos de los enemigos del videojuego Hollow Knight. </text:span><text:span text:style-name="T4">De los enemigos tenemos su nombre, una descripción sobre ellos, si son o no bosses (enemigo más poderoso de la zona) y su zona de aparición prin</text:span><text:span text:style-name="T5">ci</text:span><text:span text:style-name="T4">pal. En una zona puede haber muchos enemigos. </text:span><text:span text:style-name="T5">Estas zonas tienen un nombre y una descripción. Mientras la base de datos no esté completa podrá haber zonas sin enemig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9:31:38.111000000</meta:creation-date>
    <dc:date>2022-02-19T21:53:44.020000000</dc:date>
    <meta:editing-duration>PT28M42S</meta:editing-duration>
    <meta:editing-cycles>2</meta:editing-cycles>
    <meta:generator>LibreOffice/7.2.2.2$Windows_X86_64 LibreOffice_project/02b2acce88a210515b4a5bb2e46cbfb63fe97d56</meta:generator>
    <meta:document-statistic meta:table-count="0" meta:image-count="0" meta:object-count="0" meta:page-count="1" meta:paragraph-count="2" meta:word-count="234" meta:character-count="1414" meta:non-whitespace-character-count="1182"/>
  </office:meta>
</office:document-meta>
</file>